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 mathvariant="italic">cal</mi>
            <mi/>
            <mrow>
              <mi mathvariant="italic">res</mi>
              <mo stretchy="false">=</mo>
              <mrow>
                <mo stretchy="false">∫</mo>
                <msup>
                  <mi>cos</mi>
                  <mn>2</mn>
                </msup>
              </mrow>
            </mrow>
            <mi>x</mi>
            <mi mathvariant="italic">dx</mi>
          </mrow>
        </mtd>
      </mtr>
      <mtr>
        <mtd>
          <mrow/>
        </mtd>
      </mtr>
      <mtr>
        <mtd>
          <mrow/>
        </mtd>
      </mtr>
    </mtable>
    <annotation encoding="StarMath 5.0">cal ~res = int cos sup 2 x dx newline newli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12:00:29</meta:creation-date>
    <meta:generator>LibreOffice/3.5$Linux_x86 LibreOffice_project/350m1$Build-2</meta:generator>
  </office:meta>
</office:document-meta>
</file>